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lwg Typo" svg:font-family="'Tlwg Typ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lwg Typo" fo:font-size="8pt" style:font-size-asian="8pt" style:font-size-complex="8pt"/>
    </style:style>
    <style:style style:name="P2" style:family="paragraph" style:parent-style-name="Standard">
      <style:text-properties style:font-name="Tlwg Typo"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ruct ELECTRODE</text:p>
      <text:p text:style-name="P1">{</text:p>
      <text:p text:style-name="P1"><text:s text:c="2"/>char type;<text:tab/> <text:s text:c="14"/>///&lt; F = fire (input);</text:p>
      <text:p text:style-name="P1"><text:s text:c="30"/>///&lt; T = periodically fire (input);</text:p>
      <text:p text:style-name="P1"><text:s text:c="30"/>///&lt; R = fire random neurons (input);</text:p>
      <text:p text:style-name="P1"><text:s text:c="30"/>///&lt; P = asynchronously fire (Poisson ISI) (input);</text:p>
      <text:p text:style-name="P1"><text:s text:c="30"/>///&lt; S = synchronously fire (Poisson ISI) (input);</text:p>
      <text:p text:style-name="P1"><text:s text:c="30"/>///&lt; I = constant current injection (input);</text:p>
      <text:p text:style-name="P1"><text:s text:c="30"/>///&lt; N = Gaussian current injection (input);</text:p>
      <text:p text:style-name="P1"><text:s text:c="30"/>///&lt; V = record fdm00 membrane potential (ouput);</text:p>
      <text:p text:style-name="P1"><text:s text:c="30"/>///&lt; W = record all fdomains membrane potentials (ouput);</text:p>
      <text:p text:style-name="P1"><text:s text:c="30"/>///&lt; A = record all state variables for fdm00 (ouput);</text:p>
      <text:p text:style-name="P1"><text:s text:c="30"/>///&lt; B = record all state variables for all fdomains (ouput);</text:p>
      <text:p text:style-name="P1"><text:s text:c="30"/>///&lt; Y = record all state variables for the neuron's synapses (ouput);</text:p>
      <text:p text:style-name="P1"/>
      <text:p text:style-name="P1"><text:s text:c="2"/>unsigned long neuron_first; ///&lt; first neuron in the range to which the electrode is applyed</text:p>
      <text:p text:style-name="P1"><text:s text:c="2"/>unsigned long neuron_last; <text:s/>///&lt; last neuron in the rang to which the electrode is applyed <text:s text:c="3"/></text:p>
      <text:p text:style-name="P1"><text:s text:c="2"/>double period; <text:s text:c="13"/>///&lt; electrode time interval <text:s/>[ms]</text:p>
      <text:p text:style-name="P1"><text:s text:c="2"/>double next_time; <text:s text:c="10"/>///&lt; time for the next electrode injection [ms]</text:p>
      <text:p text:style-name="P1"><text:s text:c="2"/>double end_time; <text:s text:c="11"/>///&lt; time at which the electrode finishes [ms]</text:p>
      <text:p text:style-name="P1"><text:s text:c="2"/>double I_mean; <text:s text:c="13"/>///&lt; injected current amplitude, used in input electrodes [nA]</text:p>
      <text:p text:style-name="P1"><text:s text:c="2"/>double I_stdev; <text:s text:c="12"/>///&lt; injected current fluctuations, used in input electrodes [nA]</text:p>
      <text:p text:style-name="P1"/>
      <text:p text:style-name="P1"><text:s text:c="2"/>FILE *out_record_file; <text:s text:c="5"/>///&lt; each recording electrode has it's own output file</text:p>
      <text:p text:style-name="P1">};</text:p>
      <text:p text:style-name="P1"/>
      <text:p text:style-name="P1">struct FLAGS</text:p>
      <text:p text:style-name="P1">{</text:p>
      <text:p text:style-name="P1"><text:s text:c="2"/>short text;</text:p>
      <text:p text:style-name="P1"><text:s text:c="2"/>short graphics;</text:p>
      <text:p text:style-name="P1"><text:s text:c="2"/>short store_spike_times_file;</text:p>
      <text:p text:style-name="P1"><text:s text:c="2"/>short store_activity_levels_file;</text:p>
      <text:p text:style-name="P1"><text:s text:c="2"/>short store_network_file;</text:p>
      <text:p text:style-name="P1"><text:s text:c="2"/>short store_states_file;</text:p>
      <text:p text:style-name="P1"><text:s text:c="2"/>short read_electrodes_file;</text:p>
      <text:p text:style-name="P1"><text:s text:c="2"/>short disable_plasticity;</text:p>
      <text:p text:style-name="P1"><text:s text:c="2"/>short enable_rate_estimation;</text:p>
      <text:p text:style-name="P1"><text:s text:c="2"/>short sys_initial_reset;</text:p>
      <text:p text:style-name="P1"><text:s text:c="2"/>short sys_periodic_reset;</text:p>
      <text:p text:style-name="P1"><text:s text:c="2"/>short spontaneous_fire; <text:s/></text:p>
      <text:p text:style-name="P1"><text:s text:c="2"/>short single_step;</text:p>
      <text:p text:style-name="P1"><text:s text:c="2"/>short myfunctions;</text:p>
      <text:p text:style-name="P1"><text:s text:c="2"/>short finish_earlier;</text:p>
      <text:p text:style-name="P1"><text:s text:c="2"/>short homogeneous_synapses;</text:p>
      <text:p text:style-name="P1">};</text:p>
      <text:p text:style-name="P1"/>
      <text:p text:style-name="P2">struct CONNECTION</text:p>
      <text:p text:style-name="P1">{</text:p>
      <text:p text:style-name="P1"><text:s text:c="2"/>char *label; <text:s text:c="15"/><text:tab/> <text:s text:c="21"/>///&lt; connection name</text:p>
      <text:p text:style-name="P1"><text:s text:c="2"/>unsigned int fdomain;<text:tab/> <text:s text:c="29"/>///&lt; id of the target functional domain in </text:p>
      <text:p text:style-name="P1"><text:s text:c="2"/>struct MODEL_DYNAMICS_SYNAPSE *current_model; <text:s text:c="6"/>///&lt; pointer to structure holding model dynamics </text:p>
      <text:p text:style-name="P1"><text:s text:c="2"/>double *current_param; <text:s text:c="29"/>///&lt; SYNAPSES *model_param point here if the </text:p>
      <text:p text:style-name="P1"><text:s text:c="2"/>struct MODEL_DYNAMICS_PLASTICITY *plasticity_model; ///&lt; pointer to structure holding model dynamics </text:p>
      <text:p text:style-name="P1"><text:s text:c="2"/>double *plasticity_param; <text:s text:c="26"/>///&lt; SYNAPSES *plasticity_param point here if the </text:p>
      <text:p text:style-name="P2">};</text:p>
      <text:p text:style-name="P1"/>
      <text:p text:style-name="P2">struct RGBAColor</text:p>
      <text:p text:style-name="P1">{</text:p>
      <text:p text:style-name="P1"><text:s text:c="2"/>GLfloat r;</text:p>
      <text:p text:style-name="P1"><text:s text:c="2"/>GLfloat g;</text:p>
      <text:p text:style-name="P1"><text:s text:c="2"/>GLfloat b;</text:p>
      <text:p text:style-name="P1"><text:s text:c="2"/>GLfloat a;</text:p>
      <text:p text:style-name="P1">};</text:p>
      <text:p text:style-name="P2"><text:soft-page-break/>struct GRAPHICS</text:p>
      <text:p text:style-name="P1">{</text:p>
      <text:p text:style-name="P1"><text:s text:c="2"/>int window_size_w; <text:s text:c="4"/>//width <text:s/>of the visualization window, in pixels</text:p>
      <text:p text:style-name="P1"><text:s text:c="2"/>int window_size_h; <text:s text:c="4"/>//height of the visualization window, in pixels</text:p>
      <text:p text:style-name="P1"/>
      <text:p text:style-name="P1"><text:s text:c="2"/>GLdouble scale_factor; //scale factor, from um to pixels</text:p>
      <text:p text:style-name="P1"><text:s text:c="2"/>GLdouble dot_size; <text:s text:c="4"/>//dot size for the neuron's dot representation </text:p>
      <text:p text:style-name="P1"><text:s text:c="2"/>GLdouble spike_size; <text:s text:c="2"/>//size of the spike representation</text:p>
      <text:p text:style-name="P1"><text:s text:c="2"/>GLdouble neuron_size; <text:s/>//size of the spike representation</text:p>
      <text:p text:style-name="P1"><text:tab/></text:p>
      <text:p text:style-name="P1"><text:s text:c="2"/>short close_graphics;<text:tab/> //flag to signal when to close the graphical window</text:p>
      <text:p text:style-name="P1"><text:s text:c="2"/>short pause_graphics;<text:tab/> //flag to signal when to pause the graphical window</text:p>
      <text:p text:style-name="P1"><text:s text:c="2"/>short step1_graphics;<text:tab/> //flag to signal when to advance a single step from a pause condition</text:p>
      <text:p text:style-name="P1"/>
      <text:p text:style-name="P1"><text:s text:c="2"/>short help; <text:s text:c="11"/>//flag to toggle onscreen help</text:p>
      <text:p text:style-name="P1"><text:s text:c="2"/>short display_light;<text:tab/> //flag to signal if the light source is drawn or not in the scen</text:p>
      <text:p text:style-name="P1"/>
      <text:p text:style-name="P1"><text:s text:c="2"/>short draw_spikes;</text:p>
      <text:p text:style-name="P1"><text:s text:c="2"/>short draw_network_connections;</text:p>
      <text:p text:style-name="P1"/>
      <text:p text:style-name="P1"><text:s text:c="2"/>int *population_dimx; <text:s/>//vector with number of h units for each pop, in the schematic representation</text:p>
      <text:p text:style-name="P1"><text:s text:c="2"/>int *population_dimy; <text:s/>//vector with number of v units for each pop, in the schematic representation</text:p>
      <text:p text:style-name="P1"><text:s text:c="2"/>int n_lines; <text:s text:c="10"/>//number of lines used in schematic repr to draw the population arrays</text:p>
      <text:p text:style-name="P1"><text:s text:c="2"/>float dist_factor; <text:s text:c="4"/>//total_populations / ((total_populations + 1) * Sum(n_columns))</text:p>
      <text:p text:style-name="P1"/>
      <text:p text:style-name="P1"><text:s text:c="2"/>float rotx; <text:s text:c="11"/>//camera yaw</text:p>
      <text:p text:style-name="P1"><text:s text:c="2"/>float roty; <text:s text:c="11"/>//camera pitch</text:p>
      <text:p text:style-name="P1"><text:s text:c="2"/></text:p>
      <text:p text:style-name="P1"><text:s text:c="2"/>float origin_x;</text:p>
      <text:p text:style-name="P1"><text:s text:c="2"/>float origin_y;</text:p>
      <text:p text:style-name="P1"><text:s text:c="2"/>float origin_z;</text:p>
      <text:p text:style-name="P1"/>
      <text:p text:style-name="P1"><text:s text:c="2"/>int lastx;</text:p>
      <text:p text:style-name="P1"><text:s text:c="2"/>int lasty;</text:p>
      <text:p text:style-name="P1"/>
      <text:p text:style-name="P1"><text:s text:c="2"/>unsigned char Buttons[3];</text:p>
      <text:p text:style-name="P1"/>
      <text:p text:style-name="P1"><text:s text:c="2"/>struct RGBAColor voltage2color_palette[VOLTAGE_COLORS];</text:p>
      <text:p text:style-name="P1"><text:s text:c="2"/>struct RGBAColor frequency2color_palette[FREQUENCY_COLORS];</text:p>
      <text:p text:style-name="P1">};</text:p>
      <text:p text:style-name="P1"/>
      <text:p text:style-name="P1"/>
      <text:p text:style-name="P2">struct POSITION</text:p>
      <text:p text:style-name="P1">{</text:p>
      <text:p text:style-name="P1"><text:s text:c="2"/>double x; <text:s/>///&lt; x position [um]</text:p>
      <text:p text:style-name="P1"><text:s text:c="2"/>double y; <text:s/>///&lt; y position [um]</text:p>
      <text:p text:style-name="P1"><text:s text:c="2"/>double z; <text:s/>///&lt; z position [um]</text:p>
      <text:p text:style-name="P1"><text:s text:c="2"/>double r; <text:s/>///&lt; r radius <text:s text:c="2"/>[um]</text:p>
      <text:p text:style-name="P1">};</text:p>
      <text:p text:style-name="P1"/>
      <text:p text:style-name="P1"/>
      <text:p text:style-name="P2">struct FDOMAIN_GLOBAL</text:p>
      <text:p text:style-name="P1">{</text:p>
      <text:p text:style-name="P1"><text:s text:c="2"/>char label[MAX_STRING_SIZE]; <text:s text:c="8"/>///&lt; fdomain label</text:p>
      <text:p text:style-name="P1"><text:s text:c="2"/>int parent_fdomain; <text:s text:c="17"/>///&lt; id of the parent fdomain (first fdomains has parent -1)</text:p>
      <text:p text:style-name="P1"><text:s text:c="2"/>struct POSITION pos; <text:s text:c="16"/></text:p>
      <text:p text:style-name="P1"><text:s text:c="2"/>double Ra;</text:p>
      <text:p text:style-name="P1"/>
      <text:p text:style-name="P1"><text:s text:c="2"/>struct MODEL_DYNAMICS_NEURON *model; </text:p>
      <text:p text:style-name="P1">};</text:p>
      <text:p text:style-name="P1"/>
      <text:p text:style-name="P1"/>
      <text:p text:style-name="P1"/>
      <text:p text:style-name="P2"><text:soft-page-break/>struct POPULATION</text:p>
      <text:p text:style-name="P1">{</text:p>
      <text:p text:style-name="P1"><text:s text:c="2"/>char label[MAX_STRING_SIZE];<text:tab/> <text:s text:c="2"/>///&lt; population name</text:p>
      <text:p text:style-name="P1"><text:s text:c="2"/>unsigned long n_neurons;<text:tab/> <text:s text:c="6"/>///&lt; number of NEURONs in this population</text:p>
      <text:p text:style-name="P1"><text:s text:c="2"/>unsigned long first_neuron;<text:tab/> <text:s text:c="2"/>///&lt; NEURON id of first unit in this population</text:p>
      <text:p text:style-name="P1"/>
      <text:p text:style-name="P1"><text:s text:c="2"/>unsigned int n_fdomains;<text:tab/> <text:s text:c="6"/>///&lt; number of functional domains</text:p>
      <text:p text:style-name="P1"><text:s text:c="2"/>struct FDOMAIN_GLOBAL *fdomain; <text:s/>///&lt; list of the functional domains defining the type of neuron in </text:p>
      <text:p text:style-name="P1"/>
      <text:p text:style-name="P1"><text:s text:c="2"/>double activity_level;<text:tab/> <text:s text:c="6"/>///&lt; percentage of NEURONS in the population that fired in the last </text:p>
      <text:p text:style-name="P1"><text:s text:c="2"/>double hyperpolarised;<text:tab/> <text:s text:c="6"/>///&lt; percentage of NEURONS in the population with V &lt; </text:p>
      <text:p text:style-name="P1"><text:s text:c="2"/>double depolarised;<text:tab/> <text:s text:c="10"/>///&lt; percentage of NEURONS in the population with V &gt;</text:p>
      <text:p text:style-name="P1"/>
      <text:p text:style-name="P1"><text:s text:c="2"/>double mean_firing_rate;<text:tab/> <text:s text:c="6"/>///&lt; mean of the population's firing rates</text:p>
      <text:p text:style-name="P1"><text:s text:c="2"/>double stdev_firing_rate;<text:tab/> <text:s text:c="6"/>///&lt; standard deviation of the population's firing rates</text:p>
      <text:p text:style-name="P1"/>
      <text:p text:style-name="P1"><text:s text:c="2"/>unsigned long total_spikes;<text:tab/> <text:s text:c="2"/>///&lt; total number of active spikes in the population</text:p>
      <text:p text:style-name="P1"><text:s text:c="2"/>unsigned long total_pscs;<text:tab/> <text:s text:c="6"/>///&lt; total number of active pscs in the population</text:p>
      <text:p text:style-name="P1">};</text:p>
      <text:p text:style-name="P1"/>
      <text:p text:style-name="P2">struct GSL_ODESOLVER_DATA</text:p>
      <text:p text:style-name="P1">{</text:p>
      <text:p text:style-name="P1"><text:tab/>double *y; <text:s text:c="21"/>///&lt; array holding all variables required to use the gsl ode </text:p>
      <text:p text:style-name="P1"><text:tab/>double *y_err;</text:p>
      <text:p text:style-name="P1"><text:tab/>double *dydt_in, *dydt_out;</text:p>
      <text:p text:style-name="P1"><text:tab/>const gsl_odeiv_step_type *T;</text:p>
      <text:p text:style-name="P1"><text:tab/>gsl_odeiv_step *s;</text:p>
      <text:p text:style-name="P1"><text:tab/>gsl_odeiv_system sys;</text:p>
      <text:p text:style-name="P1">};</text:p>
      <text:p text:style-name="P1"/>
      <text:p text:style-name="P2">struct MODEL_DYNAMICS_NEURON</text:p>
      <text:p text:style-name="P1">{</text:p>
      <text:p text:style-name="P1"><text:tab/>char *model_label; <text:s text:c="20"/>///&lt; array holding all parameters labels</text:p>
      <text:p text:style-name="P1"><text:tab/>void (*Initialize)(long nrn, int fdm); ///&lt; pointer to the model Initialize() function</text:p>
      <text:p text:style-name="P1"><text:tab/>double (*Advance)(long nrn, int fdm); <text:s/>///&lt; pointer to the model Advance() function</text:p>
      <text:p text:style-name="P1"><text:tab/>int n_params; <text:s text:c="25"/>///&lt; number of parameters defining the model dynamics</text:p>
      <text:p text:style-name="P1"><text:tab/>char **param_label; <text:s text:c="19"/>///&lt; array holding all parameters labels</text:p>
      <text:p text:style-name="P1"><text:tab/>int n_statevars; <text:s text:c="22"/>///&lt; number of state variables used in the model dynamics</text:p>
      <text:p text:style-name="P1"><text:tab/>char **statevar_label; <text:s text:c="16"/>///&lt; array holding all state variables labels</text:p>
      <text:p text:style-name="P1">};</text:p>
      <text:p text:style-name="P1"/>
      <text:p text:style-name="P2">struct MODEL_DYNAMICS_SYNAPSE</text:p>
      <text:p text:style-name="P1">{</text:p>
      <text:p text:style-name="P1"><text:tab/>char *model_label; <text:s text:c="56"/></text:p>
      <text:p text:style-name="P1"><text:tab/>void (*Initialize)(long syn, long pre_nrn, long post_nrn, int target_fdm); </text:p>
      <text:p text:style-name="P1"><text:tab/>void (*Activate)(long syn, long pre_nrn, long post_nrn, int target_fdm); <text:s text:c="2"/></text:p>
      <text:p text:style-name="P1"><text:tab/>double (*Advance)(long syn, long pre_nrn, long post_nrn, int target_fdm); <text:s/></text:p>
      <text:p text:style-name="P1"><text:tab/>int n_params; <text:s text:c="61"/></text:p>
      <text:p text:style-name="P1"><text:tab/>char **param_label; <text:s text:c="55"/></text:p>
      <text:p text:style-name="P1"><text:tab/>int n_statevars; <text:s text:c="58"/></text:p>
      <text:p text:style-name="P1"><text:tab/>char **statevar_label; <text:s text:c="52"/></text:p>
      <text:p text:style-name="P1">};</text:p>
      <text:p text:style-name="P1"/>
      <text:p text:style-name="P2">struct MODEL_DYNAMICS_PLASTICITY</text:p>
      <text:p text:style-name="P1">{</text:p>
      <text:p text:style-name="P1"><text:tab/>char *model_label; <text:s text:c="56"/></text:p>
      <text:p text:style-name="P1"><text:tab/>void (*Initialize)(long syn, long pre_nrn, long post_nrn, int target_fdm); </text:p>
      <text:p text:style-name="P1"><text:tab/>void (*Activate)(long syn, long pre_nrn, long post_nrn, int target_fdm); <text:s text:c="2"/></text:p>
      <text:p text:style-name="P1"><text:tab/>int n_params; <text:s text:c="61"/></text:p>
      <text:p text:style-name="P1"><text:tab/>char **param_label; <text:s text:c="55"/></text:p>
      <text:p text:style-name="P1"><text:tab/>int n_statevars; <text:s text:c="58"/></text:p>
      <text:p text:style-name="P1"><text:tab/>char **statevar_label; <text:s text:c="52"/></text:p>
      <text:p text:style-name="P1">};</text:p>
      <text:p text:style-name="P2"><text:soft-page-break/>struct FDOMAIN</text:p>
      <text:p text:style-name="P1">{</text:p>
      <text:p text:style-name="P1"><text:s text:c="2"/>double V[NUMERICAL_ORDER];<text:tab/> <text:s text:c="11"/></text:p>
      <text:p text:style-name="P1"/>
      <text:p text:style-name="P1"><text:s text:c="2"/>double I_total_syn[NUMERICAL_ORDER]; <text:s text:c="3"/></text:p>
      <text:p text:style-name="P1"><text:s text:c="2"/>double I_total_axial[NUMERICAL_ORDER]; <text:s/></text:p>
      <text:p text:style-name="P1"><text:s text:c="2"/>double I_total_electrode[NUMERICAL_ORDER];</text:p>
      <text:p text:style-name="P1"/>
      <text:p text:style-name="P1"><text:s text:c="2"/>double *model_param; <text:s text:c="21"/></text:p>
      <text:p text:style-name="P1"><text:s text:c="2"/>double *model_statevar[NUMERICAL_ORDER]; <text:s/></text:p>
      <text:p text:style-name="P1"/>
      <text:p text:style-name="P1"><text:s text:c="2"/>struct GSL_ODESOLVER_DATA *gsl; <text:s text:c="10"/></text:p>
      <text:p text:style-name="P1">};</text:p>
      <text:p text:style-name="P1"/>
      <text:p text:style-name="P1"/>
      <text:p text:style-name="P2">struct NEURON</text:p>
      <text:p text:style-name="P1">{</text:p>
      <text:p text:style-name="P1"><text:s text:c="2"/>struct POSITION position; <text:s text:c="10"/>///&lt; 3D geometrical location of neuron</text:p>
      <text:p text:style-name="P1"/>
      <text:p text:style-name="P1"><text:s text:c="2"/>unsigned long n_synapses; <text:s text:c="10"/>///&lt; number of synapses established by this neuron</text:p>
      <text:p text:style-name="P1"><text:s text:c="2"/>struct SYNAPSE *synapse; <text:s text:c="11"/>///&lt; array of SYNAPSES established by this neuron</text:p>
      <text:p text:style-name="P1"/>
      <text:p text:style-name="P1"><text:s text:c="2"/>unsigned int population;<text:tab/> <text:s text:c="9"/>///&lt; id of neuron's host population (POPULATION structure)</text:p>
      <text:p text:style-name="P1"><text:s/></text:p>
      <text:p text:style-name="P1"><text:s text:c="2"/>unsigned int n_fdomains; <text:s text:c="11"/>///&lt; number of functional domains [R]</text:p>
      <text:p text:style-name="P1"><text:s text:c="2"/>struct FDOMAIN *fdomain; <text:s text:c="11"/>///&lt; array of the functional domains associated with this neuron</text:p>
      <text:p text:style-name="P1"/>
      <text:p text:style-name="P1"><text:s text:c="2"/>double spike_time[N_SPIKE_TIMES]; <text:s text:c="2"/>///&lt; array (ring) with recently fired spike times [ms];</text:p>
      <text:p text:style-name="P1"><text:s text:c="2"/>unsigned int last_spike_time_index; ///&lt; index in the spike_time array of the most recent spike time </text:p>
      <text:p text:style-name="P1"/>
      <text:p text:style-name="P1"><text:s text:c="2"/>double firing_rate; <text:s/><text:tab/> <text:s text:c="13"/>///&lt; estimated instantaneous spiking rate [Hz]</text:p>
      <text:p text:style-name="P1"><text:s text:c="2"/>unsigned long spikes_counter; <text:s text:c="6"/>///&lt; amount of fired spikes so far</text:p>
      <text:p text:style-name="P1"/>
      <text:p text:style-name="P1"><text:s text:c="2"/>double electrode_fire_flag; <text:s text:c="8"/></text:p>
      <text:p text:style-name="P1"/>
      <text:p text:style-name="P1"><text:s text:c="2"/>long n_active_synapses; <text:s text:c="12"/></text:p>
      <text:p text:style-name="P1">};</text:p>
      <text:p text:style-name="P1"/>
      <text:p text:style-name="P1"/>
      <text:p text:style-name="P2">struct SYNAPSE</text:p>
      <text:p text:style-name="P1">{</text:p>
      <text:p text:style-name="P1"><text:s text:c="2"/>double weight; <text:s text:c="14"/>///&lt; synaptic efficacy (adimensional); plasticity acts on this state variable</text:p>
      <text:p text:style-name="P1"><text:s text:c="2"/>double delay; <text:s text:c="15"/>///&lt; time measuring axonal + synaptic delay (ms) <text:s/>["R" if homogeneous]</text:p>
      <text:p text:style-name="P1"/>
      <text:p text:style-name="P1"><text:s text:c="2"/>unsigned long target_neuron; ///&lt; id of the post-synaptic neuron (output)</text:p>
      <text:p text:style-name="P1"/>
      <text:p text:style-name="P1"><text:s text:c="2"/>double next_release_time; <text:s text:c="3"/>///&lt; next synaptic release time (ms)</text:p>
      <text:p text:style-name="P1"><text:s text:c="2"/>double last_release_time; <text:s text:c="3"/>///&lt; last synaptic release time (ms) [R]</text:p>
      <text:p text:style-name="P1"><text:s text:c="2"/>unsigned int spikes_cue; <text:s text:c="4"/>///&lt; number of spikes in cue (travelling in the axon)</text:p>
      <text:p text:style-name="P1"/>
      <text:p text:style-name="P1"><text:s text:c="2"/>unsigned short activated;<text:tab/> <text:s text:c="2"/>///&lt; boolean informing if synapse currents are active or not</text:p>
      <text:p text:style-name="P1"><text:s text:c="2"/>double psr_time;<text:tab/> <text:s text:c="10"/>///&lt; time since initiation of the post-synaptic potential (ms) [R]</text:p>
      <text:p text:style-name="P1"/>
      <text:p text:style-name="P1"><text:s text:c="2"/>double *current_param; <text:s text:c="6"/>///&lt; pointer to parameters for the synaptic conductance dynamics (if HOMOGENEOUS, points to CONNECTION *param array)</text:p>
      <text:p text:style-name="P1"><text:s text:c="2"/>double *current_statevar[NUMERICAL_ORDER]; <text:s text:c="3"/>///&lt; array of state variables for the synaptic current dynamics</text:p>
      <text:p text:style-name="P1"/>
      <text:p text:style-name="P1"><text:s text:c="2"/>double *plasticity_param; <text:s text:c="3"/>///&lt; pointer to parameters for the synaptic plasticity dynamics (if </text:p>
      <text:p text:style-name="P1"><text:s text:c="2"/>double *plasticity_statevar[NUMERICAL_ORDER]; ///&lt; array of state variables for the synaptic </text:p>
      <text:p text:style-name="P1">}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lwg Typo" svg:font-family="'Tlwg Typ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o Aguiar</meta:initial-creator>
    <meta:creation-date>2010-10-18T11:41:35</meta:creation-date>
    <dc:date>2010-10-18T14:23:09</dc:date>
    <dc:creator>Paulo Aguiar</dc:creator>
    <meta:editing-duration>PT02H41M35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4" meta:paragraph-count="201" meta:word-count="1148" meta:character-count="10212"/>
  </office:meta>
</office:document-meta>
</file>